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D5000000F0964F2A0C46768439.png" manifest:media-type="image/png"/>
  <manifest:file-entry manifest:full-path="Pictures/100000000000027B0000018AEE946116241E8F5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Arial 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10.496cm" fo:min-width="12.496cm" fo:padding-top="0.127cm" fo:padding-bottom="0.127cm" fo:padding-left="0.252cm" fo:padding-right="0.252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1.646cm" fo:min-width="0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0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323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35cm" draw:marker-start-width="0.257cm" draw:marker-end-width="0.257cm" svg:stroke-linecap="butt" draw:fill="none" draw:textarea-vertical-align="middle" fo:padding-top="0.127cm" fo:padding-bottom="0.127cm" fo:padding-left="0.252cm" fo:padding-right="0.252cm" loext:decorative="false"/>
    </style:style>
    <style:style style:name="gr11" style:family="graphic" style:parent-style-name="standard">
      <style:graphic-properties draw:stroke-linejoin="round" draw:textarea-horizontal-align="justify" draw:textarea-vertical-align="middle" draw:auto-grow-height="false" fo:min-height="8.794cm" fo:min-width="4.97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7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4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5.40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191cm" loext:decorative="false"/>
      <style:paragraph-properties style:writing-mode="lr-tb"/>
    </style:style>
    <style:style style:name="gr18" style:family="graphic" style:parent-style-name="objectwithoutfill">
      <style:graphic-properties draw:marker-end="线条箭头_20_2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线条箭头_20_2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线条箭头_20_23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线条箭头_20_2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线条箭头_20_2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线条箭头_20_2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线条箭头_20_27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64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643cm" loext:decorative="false"/>
      <style:paragraph-properties style:writing-mode="lr-tb"/>
    </style:style>
    <style:style style:name="gr27" style:family="graphic" style:parent-style-name="objectwithoutfill">
      <style:graphic-properties draw:marker-end="线条箭头_20_28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093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2.25cm" fo:min-width="19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2.14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35" style:family="graphic" style:parent-style-name="standard">
      <style:graphic-properties svg:stroke-color="#e6e905" draw:fill="none" draw:textarea-vertical-align="middle" draw:auto-grow-height="false" fo:min-height="4.49cm" fo:min-width="0cm" fo:wrap-option="wrap" loext:decorative="false"/>
    </style:style>
    <style:style style:name="gr36" style:family="graphic" style:parent-style-name="standard">
      <style:graphic-properties svg:stroke-color="#e6e905" draw:fill="none" draw:textarea-vertical-align="middle" draw:auto-grow-height="false" fo:min-height="10.414cm" fo:min-width="0cm" fo:wrap-option="wrap" loext:decorative="false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style:font-name="Arial1"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rial1" fo:font-size="12pt" style:font-name-asian="Arial1" style:font-size-asian="12pt" style:font-size-complex="12pt"/>
    </style:style>
    <style:style style:name="P6" style:family="paragraph">
      <style:text-properties fo:color="#00a933" loext:opacity="100%"/>
    </style:style>
    <style:style style:name="P7" style:family="paragraph">
      <loext:graphic-properties draw:fill="none"/>
      <style:text-properties fo:color="#00a933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800080" loext:opacity="100%" fo:font-size="10.5pt" style:font-size-asian="10.5pt" style:font-size-complex="10.5pt"/>
    </style:style>
    <style:style style:name="P10" style:family="paragraph">
      <loext:graphic-properties draw:fill="none"/>
      <style:text-properties fo:color="#800080" loext:opacity="100%" fo:font-size="10.5pt" style:font-size-asian="10.5pt" style:font-size-complex="10.5pt"/>
    </style:style>
    <style:style style:name="P11" style:family="paragraph">
      <style:paragraph-properties fo:text-align="center"/>
    </style:style>
    <style:style style:name="P12" style:family="paragraph">
      <style:text-properties fo:color="#00a933" loext:opacity="100%" style:font-name="Arial1" fo:font-size="14pt" style:font-name-asian="Arial1" style:font-size-asian="14pt" style:font-size-complex="14pt"/>
    </style:style>
    <style:style style:name="P13" style:family="paragraph">
      <loext:graphic-properties draw:fill="none" draw:fill-color="#ffffff"/>
      <style:text-properties fo:color="#00a933" loext:opacity="100%" style:font-name="Arial1" fo:font-size="14pt" style:font-name-asian="Arial1" style:font-size-asian="14pt" style:font-size-complex="14pt"/>
    </style:style>
    <style:style style:name="P14" style:family="paragraph">
      <style:text-properties style:font-name="Arial1" fo:font-size="14pt" fo:font-weight="bold" style:font-name-asian="Arial1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style:font-name="Arial1" fo:font-size="14pt" fo:font-weight="bold" style:font-name-asian="Arial1" style:font-size-asian="14pt" style:font-weight-asian="bold" style:font-size-complex="14pt" style:font-weight-complex="bold"/>
    </style:style>
    <style:style style:name="P16" style:family="paragraph">
      <style:text-properties fo:font-size="12pt"/>
    </style:style>
    <style:style style:name="P17" style:family="paragraph">
      <loext:graphic-properties draw:fill="none"/>
      <style:paragraph-properties fo:text-align="center"/>
      <style:text-properties fo:color="#e6e905" loext:opacity="100%"/>
    </style:style>
    <style:style style:name="P18" style:family="paragraph">
      <style:text-properties fo:color="#e6e905" loext:opacity="100%" fo:font-size="12pt" style:font-size-asian="12pt" style:font-size-complex="12pt"/>
    </style:style>
    <style:style style:name="P19" style:family="paragraph">
      <loext:graphic-properties draw:fill="none" draw:fill-color="#ffffff"/>
      <style:text-properties fo:color="#e6e905" loext:opacity="100%" style:font-name="Arial1" fo:font-size="12pt" style:font-name-asian="Arial1" style:font-size-asian="12pt" style:font-size-complex="12pt"/>
    </style:style>
    <style:style style:name="T1" style:family="text">
      <style:text-properties style:font-name="Arial1" fo:font-size="18pt" style:font-size-asian="18pt" style:font-size-complex="18pt"/>
    </style:style>
    <style:style style:name="T2" style:family="text">
      <style:text-properties style:font-name="Arial1" fo:font-size="12pt" style:font-name-asian="Arial1" style:font-size-asian="12pt" style:font-size-complex="12pt"/>
    </style:style>
    <style:style style:name="T3" style:family="text">
      <style:text-properties fo:color="#00a933" loext:opacity="100%" style:font-name="Arial1" fo:font-size="14pt" style:font-name-asian="Arial1" style:font-size-asian="14pt" style:font-size-complex="14pt"/>
    </style:style>
    <style:style style:name="T4" style:family="text">
      <style:text-properties style:font-name="Arial1" fo:font-size="10.5pt" style:font-name-asian="Arial1" style:font-size-asian="10.5pt" style:font-size-complex="10.5pt"/>
    </style:style>
    <style:style style:name="T5" style:family="text">
      <style:text-properties style:font-name="Arial1" fo:font-size="14pt" fo:font-weight="bold" style:font-name-asian="Arial1" style:font-size-asian="14pt" style:font-weight-asian="bold" style:font-size-complex="14pt" style:font-weight-complex="bold"/>
    </style:style>
    <style:style style:name="T6" style:family="text">
      <style:text-properties fo:color="#e6e905" loext:opacity="100%" style:font-name="Arial1" fo:font-size="12pt" style:font-name-asian="Arial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3.88cm" svg:height="1.212cm" svg:x="20.242cm" svg:y="1.419cm">
          <draw:text-box>
            <text:p text:style-name="P1"><text:span text:style-name="T1">DigitalRXer </text:span></text:p>
          </draw:text-box>
        </draw:frame>
        <draw:g draw:style-name="gr2">
          <draw:custom-shape draw:style-name="gr3" draw:text-style-name="P3" draw:layer="layout" svg:width="13cm" svg:height="10.75cm" svg:x="1.75cm" svg:y="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5.75cm" svg:height="1.75cm" svg:x="2.25cm" svg:y="6.25cm">
            <draw:text-box>
              <text:p text:style-name="P4"><text:span text:style-name="T2">1. </text:span><text:span text:style-name="T2">通过网口接收</text:span><text:span text:style-name="T2">ARM</text:span></text:p>
              <text:p text:style-name="P4"><text:span text:style-name="T2"><text:s text:c="4"/></text:span><text:span text:style-name="T2">传送的网口数据</text:span></text:p>
            </draw:text-box>
          </draw:frame>
          <draw:frame draw:style-name="gr5" draw:text-style-name="P7" draw:layer="layout" svg:width="3.474cm" svg:height="0.807cm" svg:x="6.5cm" svg:y="3.943cm">
            <draw:text-box>
              <text:p text:style-name="P6"><text:span text:style-name="T3">基本功能描述</text:span></text:p>
            </draw:text-box>
          </draw:frame>
          <draw:frame draw:style-name="gr6" draw:text-style-name="P5" draw:layer="layout" svg:width="5.75cm" svg:height="0.75cm" svg:x="2.25cm" svg:y="9.5cm">
            <draw:text-box>
              <text:p text:style-name="P4"><text:span text:style-name="T2">2. </text:span><text:span text:style-name="T2">按照帧格式解析数据</text:span></text:p>
            </draw:text-box>
          </draw:frame>
          <draw:frame draw:style-name="gr4" draw:text-style-name="P5" draw:layer="layout" svg:width="5.75cm" svg:height="1.75cm" svg:x="2.25cm" svg:y="12.75cm">
            <draw:text-box>
              <text:p text:style-name="P4"><text:span text:style-name="T2">3. </text:span><text:span text:style-name="T2">图形化界面显示</text:span></text:p>
            </draw:text-box>
          </draw:frame>
          <draw:custom-shape draw:style-name="gr7" draw:text-style-name="P8" draw:layer="layout" svg:width="0.25cm" svg:height="2cm" svg:x="7cm" svg:y="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5" draw:layer="layout" svg:width="5cm" svg:height="0.75cm" svg:x="7.25cm" svg:y="5.75cm">
            <draw:text-box>
              <text:p text:style-name="P4"><text:span text:style-name="T2">UDP</text:span><text:span text:style-name="T2">通信，使用</text:span><text:span text:style-name="T2">Socket</text:span></text:p>
            </draw:text-box>
          </draw:frame>
          <draw:frame draw:style-name="gr6" draw:text-style-name="P5" draw:layer="layout" svg:width="5cm" svg:height="0.75cm" svg:x="7.25cm" svg:y="7.5cm">
            <draw:text-box>
              <text:p text:style-name="P4"><text:span text:style-name="T2">非阻塞模式</text:span><text:span text:style-name="T2">/ </text:span><text:span text:style-name="T2">多线程</text:span></text:p>
            </draw:text-box>
          </draw:frame>
          <draw:custom-shape draw:style-name="gr7" draw:text-style-name="P8" draw:layer="layout" svg:width="0.25cm" svg:height="2cm" svg:x="7cm" svg:y="8.8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5" draw:layer="layout" svg:width="6.5cm" svg:height="0.949cm" svg:x="7.25cm" svg:y="8.551cm">
            <draw:text-box>
              <text:p text:style-name="P4"><text:span text:style-name="T2">构造帧格式对应的类</text:span><text:span text:style-name="T2">/</text:span><text:span text:style-name="T2">结构体</text:span></text:p>
            </draw:text-box>
          </draw:frame>
          <draw:frame draw:style-name="gr8" draw:text-style-name="P5" draw:layer="layout" svg:width="6.5cm" svg:height="0.949cm" svg:x="7.25cm" svg:y="10.5cm">
            <draw:text-box>
              <text:p text:style-name="P4"><text:span text:style-name="T2">解析数据</text:span></text:p>
            </draw:text-box>
          </draw:frame>
          <draw:custom-shape draw:style-name="gr7" draw:text-style-name="P8" draw:layer="layout" svg:width="0.25cm" svg:height="2cm" svg:x="7cm" svg:y="12.1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5" draw:layer="layout" svg:width="6cm" svg:height="0.75cm" svg:x="7.25cm" svg:y="12cm">
            <draw:text-box>
              <text:p text:style-name="P4"><text:span text:style-name="T2">UI</text:span><text:span text:style-name="T2">设计</text:span><text:span text:style-name="T2">( </text:span><text:span text:style-name="T2">显示波形图的控件</text:span><text:span text:style-name="T2">)</text:span></text:p>
            </draw:text-box>
          </draw:frame>
          <draw:frame draw:style-name="gr6" draw:text-style-name="P5" draw:layer="layout" svg:width="6cm" svg:height="0.75cm" svg:x="7.25cm" svg:y="13.5cm">
            <draw:text-box>
              <text:p text:style-name="P4"><text:span text:style-name="T2">数据更新</text:span></text:p>
            </draw:text-box>
          </draw:frame>
          <draw:frame draw:style-name="gr5" draw:text-style-name="P10" draw:layer="layout" svg:width="1.75cm" svg:height="0.807cm" svg:x="4cm" svg:y="5.016cm">
            <draw:text-box>
              <text:p text:style-name="P9"><text:span text:style-name="T4">功能点</text:span></text:p>
            </draw:text-box>
          </draw:frame>
          <draw:frame draw:style-name="gr9" draw:text-style-name="P10" draw:layer="layout" svg:width="2.75cm" svg:height="0.662cm" svg:x="8.4cm" svg:y="5.016cm">
            <draw:text-box>
              <text:p text:style-name="P9"><text:span text:style-name="T4">关键技术</text:span></text:p>
            </draw:text-box>
          </draw:frame>
          <draw:line draw:style-name="gr10" draw:text-style-name="P8" draw:layer="layout" svg:x1="1.75cm" svg:y1="4.75cm" svg:x2="14.75cm" svg:y2="4.75cm">
            <text:p/>
          </draw:line>
        </draw:g>
        <draw:custom-shape draw:style-name="gr11" draw:text-style-name="P11" xml:id="id3" draw:id="id3" draw:layer="layout" svg:width="5.477cm" svg:height="9.044cm" draw:transform="skewX (0.00942477796076938) rotate (0.00942477796076938) translate (2.523cm 1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3.166cm" svg:height="0.725cm" svg:x="3.524cm" svg:y="18.896cm">
          <draw:text-box>
            <text:p text:style-name="P4"><text:span text:style-name="T2">Socket</text:span><text:span text:style-name="T2">初始化</text:span></text:p>
          </draw:text-box>
        </draw:frame>
        <draw:frame draw:style-name="gr13" draw:text-style-name="P5" draw:layer="layout" svg:width="5cm" svg:height="1.673cm" svg:x="2.774cm" svg:y="20.198cm">
          <draw:text-box>
            <text:p text:style-name="P4"><text:span text:style-name="T2"><text:s text:c="5"/></text:span><text:span text:style-name="T2">绑定</text:span><text:span text:style-name="T2">IP</text:span><text:span text:style-name="T2">和端口</text:span></text:p>
            <text:p text:style-name="P4"><text:span text:style-name="T2">(IP: 0.0.0.0 Port: xxxx)</text:span></text:p>
          </draw:text-box>
        </draw:frame>
        <draw:frame draw:style-name="gr14" draw:text-style-name="P5" draw:layer="layout" svg:width="2.619cm" svg:height="0.725cm" svg:x="3.774cm" svg:y="17.646cm">
          <draw:text-box>
            <text:p text:style-name="P4"><text:span text:style-name="T2">开启新线程</text:span></text:p>
          </draw:text-box>
        </draw:frame>
        <draw:frame draw:style-name="gr15" draw:text-style-name="P5" draw:layer="layout" svg:width="3.042cm" svg:height="0.725cm" svg:x="3.732cm" svg:y="21.896cm">
          <draw:text-box>
            <text:p text:style-name="P4"><text:span text:style-name="T2">等待数据到来</text:span></text:p>
          </draw:text-box>
        </draw:frame>
        <draw:frame draw:style-name="gr16" draw:text-style-name="P5" draw:layer="layout" svg:width="5.544cm" svg:height="1.199cm" svg:x="2.5cm" svg:y="22.953cm">
          <draw:text-box>
            <text:p text:style-name="P4"><text:span text:style-name="T2"><text:s text:c="12"/></text:span><text:span text:style-name="T2">接收数据</text:span></text:p>
            <text:p text:style-name="P4"><text:span text:style-name="T2">(</text:span><text:span text:style-name="T2">可以使用</text:span><text:span text:style-name="T2">PingPong</text:span><text:span text:style-name="T2">操作</text:span><text:span text:style-name="T2">)</text:span></text:p>
          </draw:text-box>
        </draw:frame>
        <draw:frame draw:style-name="gr17" draw:text-style-name="P5" xml:id="id1" draw:id="id1" draw:layer="layout" svg:width="3.465cm" svg:height="0.725cm" svg:x="3.535cm" svg:y="24.671cm">
          <draw:text-box>
            <text:p text:style-name="P4"><text:span text:style-name="T2">接受完一帧通知</text:span></text:p>
          </draw:text-box>
        </draw:frame>
        <draw:line draw:style-name="gr18" draw:text-style-name="P8" draw:layer="layout" svg:x1="5cm" svg:y1="18.246cm" svg:x2="5cm" svg:y2="18.996cm">
          <text:p/>
        </draw:line>
        <draw:line draw:style-name="gr19" draw:text-style-name="P8" draw:layer="layout" svg:x1="5cm" svg:y1="19.546cm" svg:x2="5cm" svg:y2="20.296cm">
          <text:p/>
        </draw:line>
        <draw:line draw:style-name="gr20" draw:text-style-name="P8" xml:id="id2" draw:id="id2" draw:layer="layout" svg:x1="5cm" svg:y1="21.246cm" svg:x2="5cm" svg:y2="21.996cm">
          <text:p/>
        </draw:line>
        <draw:line draw:style-name="gr21" draw:text-style-name="P8" draw:layer="layout" svg:x1="5cm" svg:y1="22.546cm" svg:x2="5cm" svg:y2="23.046cm">
          <text:p/>
        </draw:line>
        <draw:line draw:style-name="gr22" draw:text-style-name="P8" draw:layer="layout" svg:x1="5cm" svg:y1="24.146cm" svg:x2="5cm" svg:y2="24.646cm">
          <text:p/>
        </draw:line>
        <draw:connector draw:style-name="gr23" draw:text-style-name="P8" draw:layer="layout" draw:type="curve" draw:line-skew="-0.129cm" svg:x1="5.267cm" svg:y1="25.396cm" svg:x2="5cm" svg:y2="21.996cm" draw:start-shape="id1" draw:start-glue-point="2" draw:end-shape="id2" svg:d="M5267 25396c0 556-1116 464-1920-525s-1294-2875 1653-2875" svg:viewBox="0 0 2536 3741">
          <text:p/>
        </draw:connector>
        <draw:custom-shape draw:style-name="gr11" draw:text-style-name="P11" xml:id="id4" draw:id="id4" draw:layer="layout" svg:width="5.477cm" svg:height="9.044cm" draw:transform="skewX (0.00942477796076938) rotate (0.00942477796076938) translate (8.773cm 17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draw:type="curve" draw:line-skew="0.306cm 6.493cm -0.256cm" svg:x1="5.261cm" svg:y1="26.164cm" svg:x2="11.511cm" svg:y2="17.061cm" draw:start-shape="id3" draw:start-glue-point="2" draw:end-shape="id4" draw:end-glue-point="0" svg:d="M5261 26164c0 1248 3239 833 3239-4526 0-5358 3011-5750 3011-4577" svg:viewBox="0 0 6251 10233">
          <text:p/>
        </draw:connector>
        <draw:frame draw:style-name="gr25" draw:text-style-name="P5" draw:layer="layout" svg:width="3.889cm" svg:height="0.725cm" svg:x="9.611cm" svg:y="18.646cm">
          <draw:text-box>
            <text:p text:style-name="P4"><text:span text:style-name="T2">收到接收完成信号</text:span></text:p>
          </draw:text-box>
        </draw:frame>
        <draw:frame draw:style-name="gr26" draw:text-style-name="P5" draw:layer="layout" svg:width="3.889cm" svg:height="0.725cm" svg:x="9.713cm" svg:y="23.878cm">
          <draw:text-box>
            <text:p text:style-name="P4"><text:span text:style-name="T2">按照协议解析数据</text:span></text:p>
          </draw:text-box>
        </draw:frame>
        <draw:line draw:style-name="gr27" draw:text-style-name="P8" draw:layer="layout" svg:x1="11.5cm" svg:y1="19.296cm" svg:x2="11.5cm" svg:y2="23.796cm">
          <text:p/>
        </draw:line>
        <draw:custom-shape draw:style-name="gr11" draw:text-style-name="P11" draw:layer="layout" svg:width="5.477cm" svg:height="9.044cm" draw:transform="skewX (0.00942477796076938) rotate (0.00942477796076938) translate (15.023cm 17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5" draw:layer="layout" svg:width="4.312cm" svg:height="0.725cm" svg:x="15.688cm" svg:y="20.921cm">
          <draw:text-box>
            <text:p text:style-name="P4"><text:span text:style-name="T2">界面控件上更新数据</text:span></text:p>
          </draw:text-box>
        </draw:frame>
        <draw:connector draw:style-name="gr24" draw:text-style-name="P8" draw:layer="layout" draw:type="curve" draw:line-skew="0.306cm 6.493cm -0.256cm" svg:x1="11.2cm" svg:y1="26.16cm" svg:x2="17.45cm" svg:y2="17.057cm" svg:d="M11200 26160c0 1248 3239 833 3239-4526 0-5358 3011-5750 3011-4577" svg:viewBox="0 0 6251 10233">
          <text:p/>
        </draw:connector>
        <draw:custom-shape draw:style-name="gr29" draw:text-style-name="P11" draw:layer="layout" svg:width="19.5cm" svg:height="12.5cm" svg:x="1.7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6.5cm" svg:height="1.916cm" svg:x="9cm" svg:y="15.75cm">
          <draw:text-box>
            <text:p text:style-name="P12"><text:span text:style-name="T3">基本流程（多线程方案</text:span><text:span text:style-name="T3">)</text:span></text:p>
          </draw:text-box>
        </draw:frame>
        <draw:line draw:style-name="gr10" draw:text-style-name="P8" draw:layer="layout" svg:x1="32.124cm" svg:y1="3.249cm" svg:x2="32.125cm" svg:y2="27cm">
          <text:p/>
        </draw:line>
        <draw:frame draw:style-name="gr31" draw:text-style-name="P15" draw:layer="layout" svg:width="2.483cm" svg:height="0.806cm" svg:x="16.25cm" svg:y="4.25cm">
          <draw:text-box>
            <text:p text:style-name="P14"><text:span text:style-name="T5">进展安排</text:span></text:p>
          </draw:text-box>
        </draw:frame>
        <draw:frame draw:style-name="gr32" draw:text-style-name="P5" draw:layer="layout" svg:width="7.35cm" svg:height="0.725cm" svg:x="16.25cm" svg:y="5.525cm">
          <draw:text-box>
            <text:p text:style-name="P16"><text:span text:style-name="T2">1. </text:span><text:span text:style-name="T2">寻找合适的显示频谱图的</text:span><text:span text:style-name="T2">QT</text:span><text:span text:style-name="T2">控件</text:span></text:p>
          </draw:text-box>
        </draw:frame>
        <draw:frame draw:style-name="gr32" draw:text-style-name="P5" draw:layer="layout" svg:width="9.251cm" svg:height="0.725cm" svg:x="16.25cm" svg:y="8.775cm">
          <draw:text-box>
            <text:p text:style-name="P16"><text:span text:style-name="T2">2. UI</text:span><text:span text:style-name="T2">界面的原型设计</text:span><text:span text:style-name="T2">(</text:span><text:span text:style-name="T2">设计出界面大概的样子</text:span><text:span text:style-name="T2">)</text:span></text:p>
          </draw:text-box>
        </draw:frame>
        <draw:frame draw:style-name="gr33" draw:text-style-name="P11" draw:layer="layout" svg:width="7cm" svg:height="2.317cm" svg:x="17cm" svg:y="6.183cm">
          <draw:image xlink:href="Pictures/10000000000002D5000000F0964F2A0C46768439.png" xlink:type="simple" xlink:show="embed" xlink:actuate="onLoad" draw:mime-type="image/png">
            <text:p/>
          </draw:image>
        </draw:frame>
        <draw:frame draw:style-name="gr33" draw:text-style-name="P11" draw:layer="layout" svg:width="6.75cm" svg:height="4.188cm" svg:x="17cm" svg:y="9.5cm">
          <draw:image xlink:href="Pictures/100000000000027B0000018AEE946116241E8F59.png" xlink:type="simple" xlink:show="embed" xlink:actuate="onLoad" draw:mime-type="image/png">
            <text:p/>
          </draw:image>
        </draw:frame>
        <draw:frame draw:style-name="gr34" draw:text-style-name="P5" draw:layer="layout" svg:width="2cm" svg:height="0.725cm" svg:x="24cm" svg:y="6.775cm">
          <draw:text-box>
            <text:p text:style-name="P16"><text:span text:style-name="T2">(</text:span><text:span text:style-name="T2">示例</text:span><text:span text:style-name="T2">)</text:span></text:p>
          </draw:text-box>
        </draw:frame>
        <draw:frame draw:style-name="gr34" draw:text-style-name="P5" draw:layer="layout" svg:width="2cm" svg:height="0.725cm" svg:x="24cm" svg:y="11cm">
          <draw:text-box>
            <text:p text:style-name="P16"><text:span text:style-name="T2">(</text:span><text:span text:style-name="T2">示例</text:span><text:span text:style-name="T2">)</text:span></text:p>
          </draw:text-box>
        </draw:frame>
        <draw:custom-shape draw:style-name="gr35" draw:text-style-name="P17" draw:layer="layout" svg:width="0.5cm" svg:height="5cm" draw:transform="rotate (1.5707963267949) translate (2.75cm 27.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8" draw:layer="layout" svg:width="0.5cm" svg:height="11.25cm" draw:transform="rotate (1.5707963267949) translate (9cm 27.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9" draw:layer="layout" svg:width="2.25cm" svg:height="0.725cm" svg:x="4.3cm" svg:y="27.025cm">
          <draw:text-box>
            <text:p text:style-name="P18"><text:span text:style-name="T6">子线程</text:span></text:p>
          </draw:text-box>
        </draw:frame>
        <draw:frame draw:style-name="gr26" draw:text-style-name="P19" draw:layer="layout" svg:width="2.25cm" svg:height="0.725cm" svg:x="13.75cm" svg:y="27cm">
          <draw:text-box>
            <text:p text:style-name="P18"><text:span text:style-name="T6">主线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Arial 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9T23:26:46.211000000</dc:date>
    <meta:editing-duration>PT5H14M</meta:editing-duration>
    <meta:editing-cycles>21</meta:editing-cycles>
    <meta:generator>LibreOffice/7.6.0.3$Windows_X86_64 LibreOffice_project/69edd8b8ebc41d00b4de3915dc82f8f0fc3b6265</meta:generator>
    <meta:document-statistic meta:object-count="54"/>
  </office:meta>
</office:document-meta>
</file>